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85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209.2pt"/>
    </style:style>
    <style:style style:name="co7" style:family="table-column">
      <style:table-column-properties fo:break-before="auto" style:column-width="61.54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47.85pt"/>
    </style:style>
    <style:style style:name="co10" style:family="table-column">
      <style:table-column-properties fo:break-before="auto" style:column-width="189.1pt"/>
    </style:style>
    <style:style style:name="co11" style:family="table-column">
      <style:table-column-properties fo:break-before="auto" style:column-width="53.69pt"/>
    </style:style>
    <style:style style:name="co12" style:family="table-column">
      <style:table-column-properties fo:break-before="auto" style:column-width="58.5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143.26pt" fo:break-before="auto" style:use-optimal-row-height="false"/>
    </style:style>
    <style:style style:name="ro3" style:family="table-row">
      <style:table-row-properties style:row-height="133.46pt" fo:break-before="auto" style:use-optimal-row-height="false"/>
    </style:style>
    <style:style style:name="ro4" style:family="table-row">
      <style:table-row-properties style:row-height="104.4pt" fo:break-before="auto" style:use-optimal-row-height="false"/>
    </style:style>
    <style:style style:name="ro5" style:family="table-row">
      <style:table-row-properties style:row-height="128.15pt" fo:break-before="auto" style:use-optimal-row-height="false"/>
    </style:style>
    <style:style style:name="ro6" style:family="table-row">
      <style:table-row-properties style:row-height="65.51pt" fo:break-before="auto" style:use-optimal-row-height="false"/>
    </style:style>
    <style:style style:name="ro7" style:family="table-row">
      <style:table-row-properties style:row-height="77.24pt" fo:break-before="auto" style:use-optimal-row-height="false"/>
    </style:style>
    <style:style style:name="ro8" style:family="table-row">
      <style:table-row-properties style:row-height="95.24pt" fo:break-before="auto" style:use-optimal-row-height="false"/>
    </style:style>
    <style:style style:name="ro9" style:family="table-row">
      <style:table-row-properties style:row-height="58.51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pt"/>
      <style:text-properties style:font-name="Noto Sans CJK JP Bold" fo:font-weight="bold" style:font-weight-asian="bold" style:font-weight-complex="bold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407927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 style:text-align-source="value-type" style:repeat-content="false" fo:wrap-option="wrap" style:vertical-align="top"/>
      <style:paragraph-properties fo:margin-left="0pt"/>
    </style:style>
    <style:style style:name="ce14" style:family="table-cell" style:parent-style-name="Default">
      <style:table-cell-properties fo:background-color="#fff200" style:text-align-source="value-type" style:repeat-content="false" fo:wrap-option="wrap"/>
      <style:paragraph-properties fo:margin-left="0pt"/>
    </style:style>
    <style:style style:name="ce15" style:family="table-cell" style:parent-style-name="Default">
      <style:table-cell-properties fo:background-color="#fff200" fo:wrap-option="wrap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fff200" style:text-align-source="fix" style:repeat-content="false" style:vertical-align="bottom"/>
      <style:paragraph-properties fo:text-align="end" fo:margin-left="0pt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font-name="Noto Sans CJK JP Bold" fo:font-weight="bold" style:font-weight-asian="bold" style:font-weight-complex="bold"/>
    </style:style>
    <style:style style:name="T1" style:family="text">
      <style:text-properties fo:font-size="6pt" fo:font-style="italic" style:font-size-asian="6pt" style:font-size-complex="6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ce1" office:value-type="string" calcext:value-type="string">
            <text:p><text:span text:style-name="T1">Intel® Core™ i5-5350U CPU @ 1.80GHz </text:span> -</text:p>
            <text:p/>
            <text:p>Model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b t</text:p>
          </table:table-cell>
          <table:table-cell table:style-name="ce1" office:value-type="string" calcext:value-type="string">
            <text:p>full run</text:p>
          </table:table-cell>
          <table:table-cell table:style-name="ce1" office:value-type="string" calcext:value-type="string">
            <text:p>temps formule </text:p>
          </table:table-cell>
          <table:table-cell table:style-name="ce1" office:value-type="string" calcext:value-type="string">
            <text:p>temps SAT</text:p>
          </table:table-cell>
          <table:table-cell table:style-name="ce1" office:value-type="string" calcext:value-type="string">
            <text:p>nombre de vars</text:p>
          </table:table-cell>
          <table:table-cell table:style-name="ce1" office:value-type="string" calcext:value-type="string">
            <text:p>subnet </text:p>
          </table:table-cell>
          <table:table-cell table:style-name="ce1" office:value-type="string" calcext:value-type="string">
            <text:p>temps formule </text:p>
          </table:table-cell>
          <table:table-cell table:style-name="ce1" office:value-type="string" calcext:value-type="string">
            <text:p>temps SAT</text:p>
          </table:table-cell>
          <table:table-cell table:style-name="ce1" office:value-type="string" calcext:value-type="string">
            <text:p>nombre de vars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model papier MINISAT +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intro</text:p>
            <text:p/>
            <text:p>Nb traces = 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, <text:s text:c="2"/>[(["A"; "B"; "D"; "G"; "H"; "H"; "H"; "H"; "H"], <text:s text:c="4"/>[["ww"; "w"; "A"; "C"; "D"; "G"; "H"; "H"; "H"; "H"; "H"]], <text:s text:c="4"/>0.142857142857142849); <text:s text:c="3"/>(["A"; "B"; "G"; "D"], <text:s text:c="4"/>[["ww"; "w"; "A"; "B"; "G"; "D"]; ["ww"; "w"; "A"; "B"; "G"; "D"; "H"]], <text:s text:c="4"/>0.285714285714285698); <text:s text:c="3"/>(["A"; "C"; "D"; "G"; "H"; "H"], <text:s text:c="4"/>[["ww"; "w"; "A"; "C"; "D"; "G"; "H"; "H"]], 0.142857142857142849); <text:s text:c="3"/>(["A"; "B"; "E"; "F"], [["ww"; "w"; "A"; "B"; "E"; "F"]], <text:s text:c="4"/>0.142857142857142849); <text:s text:c="3"/>(["A"; "E"; "B"; "F"; "H"], [["ww"; "w"; "A"; "E"; "B"; "F"]], <text:s text:c="4"/>0.142857142857142849)]), <text:s/>("([Deviated traces],percentage of traces)", 0.142857142857142849)) <text:s/></text:p>
          </table:table-cell>
          <table:table-cell table:style-name="Default" office:value-type="float" office:value="0.21383" calcext:value-type="float">
            <text:p>0.21383</text:p>
          </table:table-cell>
          <table:table-cell table:style-name="ce12" office:value-type="float" office:value="1.006774" calcext:value-type="float">
            <text:p>1.006774</text:p>
          </table:table-cell>
          <table:table-cell table:style-name="Default" office:value-type="string" calcext:value-type="string">
            <text:p>2672-#variable= 15613 #constraint= 30873</text:p>
          </table:table-cell>
          <table:table-cell table:style-name="ce13" office:value-type="string" calcext:value-type="string">
            <text:p>("(centroid,[trace1 ...tracen],percentage of traces)", <text:s/>[(["H"; "G"; "D"; "C"; "A"], <text:s text:c="3"/>[["ww"; "w"; "A"; "C"; "D"; "G"; "H"; "H"; "H"; "H"; "H"]], <text:s text:c="3"/>0.142857142857142849); <text:s text:c="2"/>([], [], 0.); ([], [], 0.); <text:s text:c="2"/>(["H"; "F"; "E"; "B"; "A"], <text:s text:c="3"/>[["ww"; "w"; "A"; "B"; "E"; "F"]; ["ww"; "w"; "A"; "E"; "B"; "F"]], <text:s text:c="3"/>0.285714285714285698); <text:s text:c="2"/>(["H"; "G"; "D"; "B"; "A"], <text:s text:c="3"/>[["ww"; "w"; "A"; "B"; "G"; "D"]; ["ww"; "w"; "A"; "B"; "G"; "D"; "H"]; <text:s text:c="4"/>["ww"; "w"; "A"; "C"; "D"; "G"; "H"; "H"]], <text:s text:c="3"/>0.428571428571428548)], <text:s/>("([Deviated traces],percentage of traces)", 0.142857142857142849)) </text:p>
          </table:table-cell>
          <table:table-cell table:style-name="ce13" office:value-type="float" office:value="0.355612" calcext:value-type="float">
            <text:p>0.355612</text:p>
          </table:table-cell>
          <table:table-cell table:style-name="ce13" office:value-type="float" office:value="0.465167" calcext:value-type="float">
            <text:p>0.465167</text:p>
          </table:table-cell>
          <table:table-cell table:style-name="ce13" office:value-type="string" calcext:value-type="string">
            <text:p>3042- * #variable= 20590 #constraint= 3939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del papier</text:p>
            <text:p>Sat4j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intro</text:p>
            <text:p/>
            <text:p>Nb traces = 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number-columns-repeated="3"/>
          <table:table-cell table:style-name="Default"/>
          <table:table-cell table:style-name="ce13" office:value-type="string" calcext:value-type="string">
            <text:p>("(centroid,[trace1 ...tracen],percentage of traces, <text:s/>[([], [], 0.); ([], [], 0.); ([], [], 0.); <text:s text:c="2"/>(["E"; "B"; "A"], <text:s text:c="3"/>[["ww"; "w"; "A"; "B"; "E"; "F"]; ["ww"; "w"; "A"; "E"; "B"; "F"]], <text:s text:c="3"/>0.285714285714285698); <text:s text:c="2"/>(["H"; "G"; "D"; "C"; "A"], <text:s text:c="3"/>[["ww"; "w"; "A"; "B"; "G"; "D"]; ["ww"; "w"; "A"; "B"; "G"; "D"; "H"]; <text:s text:c="4"/>["ww"; "w"; "A"; "C"; "D"; "G"; "H"; "H"]; <text:s text:c="4"/>["ww"; "w"; "A"; "C"; "D"; "G"; "H"; "H"; "H"; "H"; "H"]], <text:s text:c="3"/>0.571428571428571397)], <text:s/>("([Deviated traces],percentage of traces)", <text:s text:c="2"/>([["ww"; "w"; "A"; "F"; "F"; "F"]], 0.142857142857142849))) <text:s/></text:p>
          </table:table-cell>
          <table:table-cell table:style-name="ce13" office:value-type="float" office:value="0.359752" calcext:value-type="float">
            <text:p>0.359752</text:p>
          </table:table-cell>
          <table:table-cell table:style-name="ce13" office:value-type="float" office:value="0.926148" calcext:value-type="float">
            <text:p>0.926148</text:p>
          </table:table-cell>
          <table:table-cell table:style-name="ce13" office:value-type="float" office:value="3042" calcext:value-type="float">
            <text:p>3042</text:p>
          </table:table-cell>
          <table:table-cell table:style-name="Default" table:number-columns-repeated="1011"/>
        </table:table-row>
        <table:table-row table:style-name="ro3">
          <table:table-cell table:style-name="ce2" office:value-type="string" calcext:value-type="string">
            <text:p>model papier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intro</text:p>
            <text:p/>
            <text:p>Nb traces = 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, <text:s text:c="2"/>[(["A"; "C"; "E"; "G"; "H"; "H"], <text:s text:c="4"/>[["ww"; "w"; "A"; "C"; "D"; "G"; "H"; "H"]], 0.142857142857142849); <text:s text:c="3"/>(["A"; "B"; "G"; "D"; "H"], <text:s text:c="4"/>[["ww"; "w"; "A"; "B"; "G"; "D"]; ["ww"; "w"; "A"; "B"; "G"; "D"; "H"]], <text:s text:c="4"/>0.285714285714285698); <text:s text:c="3"/>(["A"; "C"; "E"; "F"], [["ww"; "w"; "A"; "B"; "E"; "F"]], <text:s text:c="4"/>0.142857142857142849)]), <text:s/>("([Deviated traces],percentage of traces)", 0.428571428571428548)) <text:s/></text:p>
          </table:table-cell>
          <table:table-cell table:style-name="Default" office:value-type="float" office:value="0.165533" calcext:value-type="float">
            <text:p>0.165533</text:p>
          </table:table-cell>
          <table:table-cell table:style-name="ce12" office:value-type="float" office:value="0.569333" calcext:value-type="float">
            <text:p>0.569333</text:p>
          </table:table-cell>
          <table:table-cell table:style-name="Default" office:value-type="string" calcext:value-type="string">
            <text:p>2138-#variable= 11825 #constraint= 23357</text:p>
          </table:table-cell>
          <table:table-cell table:style-name="ce13" office:value-type="string" calcext:value-type="string">
            <text:p>("(centroid,[trace1 ...tracen],percentage of traces,, <text:s/>[(["F"; "E"; "B"; "A"], <text:s text:c="3"/>[["ww"; "w"; "A"; "B"; "E"; "F"]; ["ww"; "w"; "A"; "E"; "B"; "F"]], <text:s text:c="3"/>0.285714285714285698); <text:s text:c="2"/>(["H"; "G"; "D"; "B"; "A"], <text:s text:c="3"/>[["ww"; "w"; "A"; "B"; "G"; "D"]; ["ww"; "w"; "A"; "B"; "G"; "D"; "H"]; <text:s text:c="4"/>["ww"; "w"; "A"; "C"; "D"; "G"; "H"; "H"]; <text:s text:c="4"/>["ww"; "w"; "A"; "C"; "D"; "G"; "H"; "H"; "H"; "H"; "H"]], <text:s text:c="3"/>0.571428571428571397); <text:s text:c="2"/>([], [], 0.)], <text:s/>("([Deviated traces],percentage of traces)", 0.142857142857142849)) <text:s/></text:p>
          </table:table-cell>
          <table:table-cell table:style-name="ce16" office:value-type="float" office:value="0.33221" calcext:value-type="float">
            <text:p>0.33221</text:p>
          </table:table-cell>
          <table:table-cell table:style-name="ce13" office:value-type="float" office:value="0.415828" calcext:value-type="float">
            <text:p>0.415828</text:p>
          </table:table-cell>
          <table:table-cell table:style-name="ce13" office:value-type="string" calcext:value-type="string">
            <text:p>2866- #variable= 19199 #constraint= 36881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model papier MINISAT+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intro</text:p>
            <text:p/>
            <text:p>Nb traces = 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<text:s text:c="2"/>[(["A"; "C"; "D"; "G"; "H"; "H"], <text:s text:c="4"/>[["ww"; "w"; "A"; "C"; "D"; "G"; "H"; "H"]], 0.142857142857142849); <text:s text:c="3"/>(["A"; "B"; "G"; "D"; "H"], [["ww"; "w"; "A"; "B"; "G"; "D"; "H"]], <text:s text:c="4"/>0.142857142857142849); <text:s text:c="3"/>(["A"; "C"; "D"; "G"; "H"; "H"; "H"; "H"; "H"], <text:s text:c="4"/>[["ww"; "w"; "A"; "C"; "D"; "G"; "H"; "H"; "H"; "H"; "H"]], <text:s text:c="4"/>0.142857142857142849)]), <text:s/>("([Deviated traces],percentage of traces)", 0.571428571428571397)) <text:s/></text:p>
          </table:table-cell>
          <table:table-cell table:style-name="ce12" office:value-type="float" office:value="0.207757" calcext:value-type="float">
            <text:p>0.207757</text:p>
          </table:table-cell>
          <table:table-cell table:style-name="ce12" office:value-type="float" office:value="0.274826" calcext:value-type="float">
            <text:p>0.274826</text:p>
          </table:table-cell>
          <table:table-cell table:style-name="Default" office:value-type="string" calcext:value-type="string">
            <text:p>20948-#variable= 11825 #constraint= 23357</text:p>
          </table:table-cell>
          <table:table-cell table:style-name="ce14" office:value-type="string" calcext:value-type="string">
            <text:p>("(centroid,[trace1 ...tracen],percentage of traces, <text:s/>[(["H"; "G"; "D"; "C"; "A"], <text:s text:c="3"/>[["ww"; "w"; "A"; "C"; "D"; "G"; "H"; "H"]; <text:s text:c="4"/>["ww"; "w"; "A"; "C"; "D"; "G"; "H"; "H"; "H"; "H"; "H"]], <text:s text:c="3"/>0.285714285714285698); <text:s text:c="2"/>(["H"; "G"; "D"; "B"; "A"], <text:s text:c="3"/>[["ww"; "w"; "A"; "B"; "G"; "D"]; ["ww"; "w"; "A"; "B"; "G"; "D"; "H"]], <text:s text:c="3"/>0.285714285714285698); <text:s text:c="2"/>(["F"; "E"; "B"; "A"], <text:s text:c="3"/>[["ww"; "w"; "A"; "B"; "E"; "F"]; ["ww"; "w"; "A"; "E"; "B"; "F"]], <text:s text:c="3"/>0.285714285714285698)], <text:s/>("([Deviated traces],percentage of traces)", <text:s text:c="2"/>([["ww"; "w"; "A"; "F"; "F"; "F"]], 0.142857142857142849))) <text:s/></text:p>
          </table:table-cell>
          <table:table-cell table:style-name="ce16" office:value-type="float" office:value="0.322135" calcext:value-type="float">
            <text:p>0.322135</text:p>
          </table:table-cell>
          <table:table-cell table:style-name="ce14" office:value-type="float" office:value="0.419729" calcext:value-type="float">
            <text:p>0.419729</text:p>
          </table:table-cell>
          <table:table-cell table:style-name="ce14" office:value-type="string" calcext:value-type="string">
            <text:p>2866-19199-36881 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model papier SAT4J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intro</text:p>
            <text:p/>
            <text:p>Nb traces = 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, <text:s text:c="2"/>[(["A"; "B"; "E"; "F"], <text:s text:c="4"/>[["ww"; "w"; "A"; "B"; "E"; "F"]; ["ww"; "w"; "A"; "B"; "E"; "F"]; <text:s text:c="5"/>["ww"; "w"; "A"; "B"; "E"; "F"]; ["ww"; "w"; "A"; "B"; "E"; "F"]; <text:s text:c="5"/>["ww"; "w"; "A"; "B"; "E"; "F"]; ["ww"; "w"; "A"; "B"; "E"; "F"]; <text:s text:c="5"/>["ww"; "w"; "A"; "B"; "E"; "F"]; ["ww"; "w"; "A"; "B"; "E"; "F"]], <text:s text:c="4"/>0.08); <text:s text:c="3"/>(["A"; "C"; "D"; "G"; "H"], <text:s text:c="4"/>[["ww"; "w"; "A"; "C"; "D"; "G"; "H"]; <text:s text:c="5"/>["ww"; "w"; "A"; "C"; "D"; "G"; "H"]; <text:s text:c="5"/>["ww"; "w"; "A"; "C"; "D"; "G"; "H"]; <text:s text:c="5"/>["ww"; "w"; "A"; "C"; "D"; "G"; "H"]; <text:s text:c="5"/>["ww"; "w"; "A"; "C"; "D"; "G"; "H"]; <text:s text:c="5"/>["ww"; "w"; "A"; "C"; "D"; "G"; "H"]; <text:s text:c="5"/>["ww"; "w"; "A"; "C"; "D"; "G"; "H"]; <text:s text:c="5"/>["ww"; "w"; "A"; "C"; "D"; "G"; "H"]], <text:s text:c="4"/>0.08); <text:s text:c="3"/>(["A"; "E"; "C"; "F"], <text:s text:c="4"/>[["ww"; "w"; "A"; "E"; "C"; "F"]; ["ww"; "w"; "A"; "E"; "C"; "F"]; <text:s text:c="5"/>["ww"; "w"; "A"; "E"; "C"; "F"]; ["ww"; "w"; "A"; "E"; "C"; "F"]; <text:s text:c="5"/>["ww"; "w"; "A"; "E"; "C"; "F"]; ["ww"; "w"; "A"; "E"; "C"; "F"]; <text:s text:c="5"/>["ww"; "w"; "A"; "E"; "C"; "F"]; ["ww"; "w"; "A"; "E"; "C"; "F"]; <text:s text:c="5"/>["ww"; "w"; "A"; "E"; "C"; "F"]; ["ww"; "w"; "A"; "E"; "C"; "F"]], <text:s text:c="4"/>0.1); <text:s text:c="3"/>(["A"; "D"; "B"; "G"], <text:s text:c="4"/>[["ww"; "w"; "A"; "D"; "B"; "G"]; ["ww"; "w"; "A"; "D"; "B"; "G"]; <text:s text:c="5"/>["ww"; "w"; "A"; "D"; "B"; "G"]; ["ww"; "w"; "A"; "D"; "B"; "G"]; <text:s text:c="5"/>["ww"; "w"; "A"; "D"; "B"; "G"]; ["ww"; "w"; "A"; "D"; "B"; "G"]], <text:s text:c="4"/>0.06)]), <text:s/>("([Deviated traces],percentage of traces)", 0.68)) <text:s/></text:p>
          </table:table-cell>
          <table:table-cell table:style-name="Default" office:value-type="float" office:value="1.308325" calcext:value-type="float">
            <text:p>1.308325</text:p>
          </table:table-cell>
          <table:table-cell table:style-name="Default" office:value-type="float" office:value="29.097833" calcext:value-type="float">
            <text:p>29.097833</text:p>
          </table:table-cell>
          <table:table-cell table:style-name="Default" office:value-type="string" calcext:value-type="string">
            <text:p>20948-#variable= 11826 #constraint= 23357</text:p>
          </table:table-cell>
          <table:table-cell table:style-name="ce14" office:value-type="string" calcext:value-type="string">
            <text:p>("(centroid,[trace1 ...tracen],percentage of traces, <text:s/>[(["G"; "F"; "E"; "B"; "A"], 0.285714285714285698); <text:s text:c="2"/>(["H"; "G"; "D"; "C"; "A"], 0.285714285714285698); <text:s text:c="2"/>(["H"; "G"; "D"; "B"; "A"], 0.285714285714285698)], <text:s/>("([Deviated traces],percentage of traces)", 0.142857142857142849)) <text:s/></text:p>
          </table:table-cell>
          <table:table-cell table:style-name="ce16" office:value-type="float" office:value="0.335601" calcext:value-type="float">
            <text:p>0.335601</text:p>
          </table:table-cell>
          <table:table-cell table:style-name="ce14" office:value-type="float" office:value="1.446705" calcext:value-type="float">
            <text:p>1.446705</text:p>
          </table:table-cell>
          <table:table-cell table:style-name="ce14" office:value-type="float" office:value="2866" calcext:value-type="float">
            <text:p>2866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model papier MINISAT+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, <text:s text:c="2"/>[(["A"; "C"; "D"; "H"; "G"; "H"; "H"], <text:s text:c="4"/>[["ww"; "w"; "A"; "C"; "D"; "G"; "H"; "H"; "H"; "H"]], <text:s text:c="4"/>0.0909090909090909116); <text:s text:c="3"/>(["A"; "E"; "B"; "F"], <text:s text:c="4"/>[["ww"; "w"; "A"; "D"; "B"; "G"]; ["ww"; "w"; "A"; "C"; "E"; "F"]; <text:s text:c="5"/>["ww"; "w"; "A"; "E"; "C"; "F"]; ["ww"; "w"; "A"; "E"; "B"; "F"]; <text:s text:c="5"/>["ww"; "w"; "A"; "F"; "F"; "F"]], <text:s text:c="4"/>0.45454545454545453); <text:s text:c="3"/>(["A"; "B"; "D"; "G"], <text:s text:c="4"/>[["ww"; "w"; "A"; "C"; "D"; "G"]; ["ww"; "w"; "A"; "B"; "G"; "D"]; <text:s text:c="5"/>["ww"; "w"; "A"; "B"; "D"; "G"]; ["ww"; "w"; "A"; "B"; "E"; "F"]; <text:s text:c="5"/>["ww"; "w"; "A"; "C"; "D"; "G"; "H"]], <text:s text:c="4"/>0.45454545454545453)]), <text:s/>("([Deviated traces],percentage of traces)", 0.)) <text:s/></text:p>
          </table:table-cell>
          <table:table-cell table:style-name="Default" office:value-type="float" office:value="0.194463" calcext:value-type="float">
            <text:p>0.194463</text:p>
          </table:table-cell>
          <table:table-cell table:style-name="ce12" office:value-type="float" office:value="0.341608" calcext:value-type="float">
            <text:p>0.341608</text:p>
          </table:table-cell>
          <table:table-cell table:style-name="Default" office:value-type="string" calcext:value-type="string">
            <text:p>2609-#variable= 12906 #constraint= 24668</text:p>
          </table:table-cell>
          <table:table-cell table:style-name="ce15" office:value-type="string" calcext:value-type="string">
            <text:p>("(centroid,[trace1 ...tracen],percentage of traces, <text:s/>[(["H"; "G"; "E"; "B"; "A"], <text:s text:c="3"/>[["ww"; "w"; "A"; "C"; "D"; "G"; "H"; "H"; "H"; "H"]], <text:s text:c="3"/>0.0909090909090909116); <text:s text:c="2"/>(["F"; "E"; "D"; "C"; "A"], <text:s text:c="3"/>[["ww"; "w"; "A"; "C"; "D"; "G"]; ["ww"; "w"; "A"; "B"; "G"; "D"]; <text:s text:c="4"/>["ww"; "w"; "A"; "D"; "B"; "G"]; ["ww"; "w"; "A"; "B"; "D"; "G"]; <text:s text:c="4"/>["ww"; "w"; "A"; "C"; "E"; "F"]; ["ww"; "w"; "A"; "B"; "E"; "F"]; <text:s text:c="4"/>["ww"; "w"; "A"; "E"; "C"; "F"]; ["ww"; "w"; "A"; "E"; "B"; "F"]; <text:s text:c="4"/>["ww"; "w"; "A"; "C"; "D"; "G"; "H"]; ["ww"; "w"; "A"; "F"; "F"; "F"]], <text:s text:c="3"/>0.909090909090909061); <text:s text:c="2"/>([], [], 0.)], <text:s/>("([Deviated traces],percentage of traces)", 0.)) <text:s/></text:p>
          </table:table-cell>
          <table:table-cell table:style-name="ce16" office:value-type="float" office:value="0.455962" calcext:value-type="float">
            <text:p>0.455962</text:p>
          </table:table-cell>
          <table:table-cell table:style-name="ce16" office:value-type="float" office:value="0.796762" calcext:value-type="float">
            <text:p>0.796762</text:p>
          </table:table-cell>
          <table:table-cell table:style-name="ce14" office:value-type="string" calcext:value-type="string">
            <text:p>3815- #variable= 24976 #constraint= 47471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model papier sat4j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<text:s text:c="2"/>[(["A"; "B"; "D"; "G"], [["ww"; "w"; "A"; "B"; "D"; "G"]], <text:s text:c="4"/>0.0909090909090909116); <text:s text:c="3"/>(["A"; "E"; "B"; "F"], [["ww"; "w"; "A"; "E"; "B"; "F"]], <text:s text:c="4"/>0.0909090909090909116); <text:s text:c="3"/>(["A"; "B"; "E"; "F"], [["ww"; "w"; "A"; "B"; "E"; "F"]], <text:s text:c="4"/>0.0909090909090909116)]), <text:s/>("([Deviated traces],percentage of traces)", 0.727272727272727293)) <text:s/></text:p>
          </table:table-cell>
          <table:table-cell table:style-name="Default" office:value-type="float" office:value="0.1799" calcext:value-type="float">
            <text:p>0.1799</text:p>
          </table:table-cell>
          <table:table-cell table:style-name="Default" office:value-type="float" office:value="1.253277" calcext:value-type="float">
            <text:p>1.253277</text:p>
          </table:table-cell>
          <table:table-cell table:style-name="Default" office:value-type="string" calcext:value-type="string">
            <text:p>2609-#variable= 12907 #constraint= 24668</text:p>
          </table:table-cell>
          <table:table-cell table:style-name="ce15" office:value-type="string" calcext:value-type="string">
            <text:p>("(centroid,[trace1 ...tracen],percentage of traces, <text:s/>[(["H"; "G"; "E"; "B"; "A"], <text:s text:c="3"/>[["ww"; "w"; "A"; "C"; "D"; "G"; "H"; "H"; "H"; "H"]], <text:s text:c="3"/>0.0909090909090909116); <text:s text:c="2"/>(["F"; "E"; "D"; "C"; "A"], <text:s text:c="3"/>[["ww"; "w"; "A"; "C"; "D"; "G"]; ["ww"; "w"; "A"; "B"; "G"; "D"]; <text:s text:c="4"/>["ww"; "w"; "A"; "D"; "B"; "G"]; ["ww"; "w"; "A"; "B"; "D"; "G"]; <text:s text:c="4"/>["ww"; "w"; "A"; "C"; "E"; "F"]; ["ww"; "w"; "A"; "B"; "E"; "F"]; <text:s text:c="4"/>["ww"; "w"; "A"; "E"; "C"; "F"]; ["ww"; "w"; "A"; "E"; "B"; "F"]; <text:s text:c="4"/>["ww"; "w"; "A"; "C"; "D"; "G"; "H"]; ["ww"; "w"; "A"; "F"; "F"; "F"]], <text:s text:c="3"/>0.909090909090909061); <text:s text:c="2"/>([], [], 0.)], <text:s/>("([Deviated traces],percentage of traces)", 0.)) <text:s/></text:p>
          </table:table-cell>
          <table:table-cell table:style-name="ce16" office:value-type="float" office:value="0.461082" calcext:value-type="float">
            <text:p>0.461082</text:p>
          </table:table-cell>
          <table:table-cell table:style-name="ce16" office:value-type="float" office:value="0.937027" calcext:value-type="float">
            <text:p>0.937027</text:p>
          </table:table-cell>
          <table:table-cell table:style-name="ce14" office:value-type="float" office:value="3815" calcext:value-type="float">
            <text:p>3815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model papier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, <text:s text:c="2"/>[(["A"; "B"; "E"; "F"], [["ww"; "w"; "A"; "B"; "E"; "F"]], <text:s text:c="4"/>0.0909090909090909116); <text:s text:c="3"/>(["A"; "C"; "D"; "G"; "H"; "H"; "H"; "H"], <text:s text:c="4"/>[["ww"; "w"; "A"; "C"; "D"; "G"; "H"; "H"; "H"; "H"]], <text:s text:c="4"/>0.0909090909090909116); <text:s text:c="3"/>(["A"; "C"; "D"; "G"; "H"], [["ww"; "w"; "A"; "C"; "D"; "G"; "H"]], <text:s text:c="4"/>0.0909090909090909116)]), <text:s/>("([Deviated traces],percentage of traces)", 0.727272727272727293)) <text:s/></text:p>
          </table:table-cell>
          <table:table-cell table:style-name="Default" office:value-type="float" office:value="0.194463" calcext:value-type="float">
            <text:p>0.194463</text:p>
          </table:table-cell>
          <table:table-cell table:style-name="ce12" office:value-type="float" office:value="0.341608" calcext:value-type="float">
            <text:p>0.341608</text:p>
          </table:table-cell>
          <table:table-cell table:style-name="Default" office:value-type="string" calcext:value-type="string">
            <text:p>2609-#variable= 12906 #constraint= 24668</text:p>
          </table:table-cell>
          <table:table-cell table:style-name="ce14" office:value-type="string" calcext:value-type="string">
            <text:p>("(centroid,[trace1 ...tracen],percentage of traces, <text:s/>, <text:s/>[(["F"; "E"; "C"; "B"; "A"], <text:s text:c="3"/>[["ww"; "w"; "A"; "C"; "E"; "F"]; ["ww"; "w"; "A"; "B"; "E"; "F"]; <text:s text:c="4"/>["ww"; "w"; "A"; "E"; "C"; "F"]; ["ww"; "w"; "A"; "E"; "B"; "F"]], <text:s text:c="3"/>0.363636363636363646); <text:s text:c="2"/>(["G"; "D"; "B"; "A"], <text:s text:c="3"/>[["ww"; "w"; "A"; "B"; "G"; "D"]; ["ww"; "w"; "A"; "D"; "B"; "G"]; <text:s text:c="4"/>["ww"; "w"; "A"; "B"; "D"; "G"]], <text:s text:c="3"/>0.272727272727272707); <text:s text:c="2"/>(["H"; "G"; "D"; "C"; "A"], <text:s text:c="3"/>[["ww"; "w"; "A"; "C"; "D"; "G"]; ["ww"; "w"; "A"; "C"; "D"; "G"; "H"]; <text:s text:c="4"/>["ww"; "w"; "A"; "C"; "D"; "G"; "H"; "H"; "H"; "H"]], <text:s text:c="3"/>0.272727272727272707)], <text:s/>("([Deviated traces],percentage of traces)", 0.0909090909090909116)) <text:s/></text:p>
          </table:table-cell>
          <table:table-cell table:style-name="ce16" office:value-type="float" office:value="0.441833" calcext:value-type="float">
            <text:p>0.441833</text:p>
          </table:table-cell>
          <table:table-cell table:style-name="ce14" office:value-type="float" office:value="0.526973" calcext:value-type="float">
            <text:p>0.526973</text:p>
          </table:table-cell>
          <table:table-cell table:style-name="ce14" office:value-type="string" calcext:value-type="string">
            <text:p>3815-#variable= 24976 #constraint= 47471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model papier minisat+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, <text:s text:c="2"/>[(["A"; "B"; "E"; "F"], 0.08); (["A"; "C"; "D"; "G"; "H"], 0.08); <text:s text:c="3"/>(["A"; "E"; "C"; "F"], 0.1); (["A"; "D"; "B"; "G"], 0.06)]), <text:s/>("([Deviated traces],percentage of traces)", 0.68)) <text:s/></text:p>
          </table:table-cell>
          <table:table-cell table:style-name="Default" office:value-type="float" office:value="1.423674" calcext:value-type="float">
            <text:p>1.423674</text:p>
          </table:table-cell>
          <table:table-cell table:style-name="ce12" office:value-type="float" office:value="29.809742" calcext:value-type="float">
            <text:p>29.809742</text:p>
          </table:table-cell>
          <table:table-cell table:style-name="Default" office:value-type="float" office:value="20948" calcext:value-type="float">
            <text:p>20948</text:p>
          </table:table-cell>
          <table:table-cell table:style-name="ce16" office:value-type="string" calcext:value-type="string">
            <text:p>0.82 clustered traces</text:p>
          </table:table-cell>
          <table:table-cell table:style-name="ce16" office:value-type="float" office:value="19.272975" calcext:value-type="float">
            <text:p>19.272975</text:p>
          </table:table-cell>
          <table:table-cell table:style-name="ce16" office:value-type="float" office:value="27.515109" calcext:value-type="float">
            <text:p>27.515109</text:p>
          </table:table-cell>
          <table:table-cell table:style-name="ce16" office:value-type="string" calcext:value-type="string">
            <text:p>33980- #variable= 236666 #constraint= 453266 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model papier sat4j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<text:s text:c="2"/>[(["A"; "C"; "E"; "F"], 0.06); (["A"; "B"; "E"; "F"], 0.08); <text:s text:c="3"/>(["A"; "E"; "C"; "F"], 0.1); (["A"; "C"; "D"; "G"; "H"], 0.08)]), <text:s/>("([Deviated traces],percentage of traces)", 0.68)) <text:s/></text:p>
          </table:table-cell>
          <table:table-cell table:style-name="Default" office:value-type="float" office:value="1.283302" calcext:value-type="float">
            <text:p>1.283302</text:p>
          </table:table-cell>
          <table:table-cell table:style-name="Default" office:value-type="float" office:value="281.281262" calcext:value-type="float">
            <text:p>281.281262</text:p>
          </table:table-cell>
          <table:table-cell table:style-name="Default" office:value-type="string" calcext:value-type="string">
            <text:p>20948-#variable= 103589 #constraint= 193376</text:p>
          </table:table-cell>
          <table:table-cell table:style-name="ce15" office:value-type="string" calcext:value-type="string">
            <text:p>("(centroid,[trace1 ...tracen],percentage of traces, <text:s/>[(["H"; "G"; "D"; "C"; "A"], 0.16); (["H"; "F"; "E"; "C"; "A"], 0.22); <text:s text:c="2"/>(["H"; "F"; "E"; "B"; "A"], 0.18); (["H"; "G"; "D"; "B"; "A"], 0.26)], <text:s/>("([Deviated traces],percentage of traces)", 0.18)) <text:s/></text:p>
          </table:table-cell>
          <table:table-cell table:style-name="ce16" office:value-type="float" office:value="19.475469" calcext:value-type="float">
            <text:p>19.475469</text:p>
          </table:table-cell>
          <table:table-cell table:style-name="ce16" office:value-type="float" office:value="47.620235" calcext:value-type="float">
            <text:p>47.620235</text:p>
          </table:table-cell>
          <table:table-cell table:style-name="ce16" office:value-type="float" office:value="33980" calcext:value-type="float">
            <text:p>33980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model papier sat4j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 <text:s text:c="2"/>[(["A"; "B"; "E"; "F"], 0.08); (["A"; "B"; "D"; "G"], 0.06); <text:s text:c="3"/>(["A"; "E"; "C"; "F"], 0.1); (["A"; "C"; "D"; "G"; "H"], 0.08)]), <text:s/>("([Deviated traces],percentage of traces)", 0.68)) <text:s/></text:p>
          </table:table-cell>
          <table:table-cell table:style-name="Default" office:value-type="float" office:value="3.69871" calcext:value-type="float">
            <text:p>3.69871</text:p>
          </table:table-cell>
          <table:table-cell table:style-name="ce12" office:value-type="float" office:value="1065.75064" calcext:value-type="float">
            <text:p>1065.75064</text:p>
          </table:table-cell>
          <table:table-cell table:style-name="Default" office:value-type="string" calcext:value-type="string">
            <text:p>61548-#variable= 301981 #constraint= 561560</text:p>
          </table:table-cell>
          <table:table-cell table:style-name="ce15" office:value-type="string" calcext:value-type="string">
            <text:p>("(centroid,[trace1 ...tracen],percentage of traces, <text:s/>[(["H"; "F"; "E"; "B"; "A"], 0.18); (["H"; "G"; "D"; "B"; "A"], 0.26); <text:s text:c="2"/>(["H"; "G"; "D"; "C"; "A"], 0.16); (["H"; "F"; "E"; "C"; "A"], 0.22)], <text:s/>("([Deviated traces],percentage of traces)", 0.18)) <text:s/></text:p>
          </table:table-cell>
          <table:table-cell table:style-name="ce16" office:value-type="float" office:value="228.219919" calcext:value-type="float">
            <text:p>228.219919</text:p>
          </table:table-cell>
          <table:table-cell table:style-name="ce17" office:value-type="float" office:value="354.873525" calcext:value-type="float">
            <text:p>354.873525</text:p>
          </table:table-cell>
          <table:table-cell table:style-name="ce16" office:value-type="float" office:value="101580" calcext:value-type="float">
            <text:p>101580</text:p>
          </table:table-cell>
          <table:table-cell table:style-name="Default" table:number-columns-repeated="1011"/>
        </table:table-row>
        <table:table-row table:style-name="ro8">
          <table:table-cell table:style-name="ce2" office:value-type="string" calcext:value-type="string">
            <text:p>model papier MINISAT</text:p>
            <text:p/>
            <text:p>Nb places = 7 </text:p>
            <text:p>Nb transitions = 8</text:p>
          </table:table-cell>
          <table:table-cell table:style-name="ce2" office:value-type="string" calcext:value-type="string">
            <text:p>example plus gros </text:p>
            <text:p/>
            <text:p>Nb traces = 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((" (centroids,[trace1..tracen],percentage of traces,, <text:s text:c="2"/>[(["A"; "B"; "E"; "F"], 0.08); (["A"; "D"; "B"; "G"], 0.06); <text:s text:c="3"/>(["A"; "E"; "C"; "F"], 0.1); (["A"; "C"; "D"; "G"; "H"], 0.08)]), <text:s/>("([Deviated traces],percentage of traces)", 0.68)) <text:s/></text:p>
          </table:table-cell>
          <table:table-cell table:style-name="Default" office:value-type="float" office:value="4.279756" calcext:value-type="float">
            <text:p>4.279756</text:p>
          </table:table-cell>
          <table:table-cell table:style-name="ce12" office:value-type="float" office:value="158.438699" calcext:value-type="float">
            <text:p>158.438699</text:p>
          </table:table-cell>
          <table:table-cell table:style-name="Default" office:value-type="float" office:value="61548" calcext:value-type="float">
            <text:p>61548</text:p>
          </table:table-cell>
          <table:table-cell table:style-name="ce15" office:value-type="string" calcext:value-type="string">
            <text:p>("(centroid,[trace1 ...tracen],percentage of traces,, <text:s/>[(["H"; "G"; "D"; "B"; "A"], 0.26); (["H"; "F"; "E"; "B"; "A"], 0.18); <text:s text:c="2"/>(["H"; "F"; "E"; "C"; "A"], 0.22); (["H"; "G"; "D"; "C"; "A"], 0.16)], <text:s/>("([Deviated traces],percentage of traces)", 0.18)) <text:s/></text:p>
          </table:table-cell>
          <table:table-cell table:style-name="ce16" office:value-type="float" office:value="230.63045" calcext:value-type="float">
            <text:p>230.63045</text:p>
          </table:table-cell>
          <table:table-cell table:style-name="ce16" office:value-type="float" office:value="81.420993" calcext:value-type="float">
            <text:p>81.420993</text:p>
          </table:table-cell>
          <table:table-cell table:style-name="ce16" office:value-type="string" calcext:value-type="string">
            <text:p>101580-#variable= 709458 #constraint= 1359250 </text:p>
          </table:table-cell>
          <table:table-cell table:style-name="Default" table:number-columns-repeated="1011"/>
        </table:table-row>
        <table:table-row table:style-name="ro8">
          <table:table-cell table:style-name="ce2" office:value-type="string" calcext:value-type="string">
            <text:p>model M1 minisat</text:p>
            <text:p/>
            <text:p>Nb places = 40</text:p>
            <text:p>Nb transitions = 40</text:p>
          </table:table-cell>
          <table:table-cell table:style-name="ce2" office:value-type="string" calcext:value-type="string">
            <text:p>shorterM1 </text:p>
            <text:p/>
            <text:p>Nb traces = 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table:number-columns-repeated="4"/>
          <table:table-cell table:style-name="ce14" office:value-type="string" calcext:value-type="string">
            <text:p>("(centroid,[trace1 ...tracen],percentage of traces)", </text:p>
            <text:p> [(["F"; "D"; "E"; "B"; "C"; "A"; "O"; "M"; "N"; "L"],   </text:p>
            <text:p>              [["ww"; "w"; "A"; "C"; "E"; "L"; "N"; "M"; "F"; "D"; "B"];    </text:p>
            <text:p>             ["ww"; "w"; "A"; "C"; "E"; "L"; "O"; "M"; "F"; "D"; "B"];   </text:p>
            <text:p>            ["ww"; "w"; "A"; "C"; "E"; "L"; "N"; "M"; "F"; "D"; "B"];    </text:p>
            <text:p>           ["ww"; "w"; "A"; "C"; "E"; "L"; "O"; "M"; "F"; "D"; "B"];    </text:p>
            <text:p>           ["ww"; "w"; "A"; "C"; "E"; "L"; "N"; "M"; "F"; "D"; "B"];  </text:p>
            <text:p>           ["ww"; "w"; "A"; "C"; "E"; "L"; "O"; "M"; "F"; "D"; "B"];   </text:p>
            <text:p>           ["ww"; "w"; "A"; "C"; "E"; "L"; "O"; "M"; "F"; "D"; "B"]],    0.28); </text:p>
            <text:p>  (["X1"; "N"; "J"], [], 0.);  </text:p>
            <text:p> (["I"; "F"; "D"; "E"; "B"; "C"; "A"; "X3"; "X1"; "J"],</text:p>
            <text:p>           [["ww"; "w"; "A"; "C"; "E"; "X3"; "H"; "J"; "K"; "H"; "X1"; "F"; "D"; "B"]; </text:p>
            <text:p>           ["ww"; "w"; "A"; "C"; "E"; "X3"; "H"; "J"; "K"; "H"; "X1"; "F"; "D"; "B"];    </text:p>
            <text:p>           ["ww"; "w"; "A"; "C"; "E"; "X3"; "H"; "J"; "K"; "H"; "X1"; "F"; "D"; "B"]],    0.12); </text:p>
            <text:p>  (["G"; "AJ"; "Z"; "M"; "K"], [], 0.)], </text:p>
            <text:p> ("([Deviated traces],percentage of traces)", 0.6)) </text:p>
          </table:table-cell>
          <table:table-cell table:style-name="ce16" office:value-type="float" office:value="111.100401" calcext:value-type="float">
            <text:p>111.100401</text:p>
          </table:table-cell>
          <table:table-cell table:style-name="ce17" office:value-type="float" office:value="1742.788736" calcext:value-type="float">
            <text:p>1742.788736</text:p>
          </table:table-cell>
          <table:table-cell table:style-name="ce16" office:value-type="string" calcext:value-type="string">
            <text:p>67765-#variable= 1588310 #constraint= 3693027 </text:p>
          </table:table-cell>
          <table:table-cell table:number-columns-repeated="1011"/>
        </table:table-row>
        <table:table-row table:style-name="ro9">
          <table:table-cell table:style-name="ce2" table:number-columns-repeated="5"/>
          <table:table-cell table:style-name="ce12"/>
          <table:table-cell table:number-columns-repeated="1018"/>
        </table:table-row>
        <table:table-row table:style-name="ro10">
          <table:table-cell table:style-name="ce2" table:number-columns-repeated="5"/>
          <table:table-cell table:style-name="ce12"/>
          <table:table-cell table:number-columns-repeated="1018"/>
        </table:table-row>
        <table:table-row table:style-name="ro10" table:number-rows-repeated="2">
          <table:table-cell table:style-name="ce2" table:number-columns-repeated="5"/>
          <table:table-cell table:number-columns-repeated="1019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5:14:24.89491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07:20.596008043</meta:creation-date>
    <dc:date>2019-01-18T16:17:46.067374822</dc:date>
    <meta:editing-duration>P2DT2H14M21S</meta:editing-duration>
    <meta:editing-cycles>32</meta:editing-cycles>
    <meta:generator>LibreOffice/6.0.7.3$Linux_X86_64 LibreOffice_project/00m0$Build-3</meta:generator>
    <meta:document-statistic meta:table-count="1" meta:cell-count="174" meta:object-count="0"/>
  </office:meta>
</office:document-meta>
</file>